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477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3038" officeooo:paragraph-rsid="000c9b74"/>
    </style:style>
    <style:style style:name="P2" style:family="paragraph" style:parent-style-name="Standard">
      <style:text-properties officeooo:paragraph-rsid="000c9b74"/>
    </style:style>
    <style:style style:name="P3" style:family="paragraph" style:parent-style-name="Standard">
      <style:text-properties officeooo:rsid="000c9b74" officeooo:paragraph-rsid="000c9b74"/>
    </style:style>
    <style:style style:name="T1" style:family="text">
      <style:text-properties officeooo:rsid="001db11f"/>
    </style:style>
    <style:style style:name="T2" style:family="text">
      <style:text-properties officeooo:rsid="000c9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">Contract CO : <text:span text:style-name="T2">loginGame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>Operation:</text:p>
          </table:table-cell>
          <table:table-cell table:style-name="Table1.B2" office:value-type="string">
            <text:p text:style-name="P3"><text:span text:style-name="T2">loginGame</text:span>(<text:span text:style-name="T2">username</text:span> :player<text:span text:style-name="T2">Username</text:span>, <text:span text:style-name="T2">password</text:span>: <text:span text:style-name="T2">playerPassword</text:span>)</text:p>
          </table:table-cell>
        </table:table-row>
        <table:table-row>
          <table:table-cell table:style-name="Table1.A2" office:value-type="string">
            <text:p text:style-name="P3">Reference:</text:p>
          </table:table-cell>
          <table:table-cell table:style-name="Table1.B2" office:value-type="string">
            <text:p text:style-name="P3">Case: Login, Finalize Game </text:p>
          </table:table-cell>
        </table:table-row>
        <table:table-row>
          <table:table-cell table:style-name="Table1.A2" office:value-type="string">
            <text:p text:style-name="P1"><text:span text:style-name="T2">P re-conditions</text:span>: </text:p>
          </table:table-cell>
          <table:table-cell table:style-name="Table1.B2" office:value-type="string">
            <text:p text:style-name="P1">-A <text:span text:style-name="T2">Game</text:span> instance <text:span text:style-name="T2">game </text:span>was created (instance creation)</text:p>
            <text:p text:style-name="P1">- <text:span text:style-name="T2">Database is connected to the game instance</text:span></text:p>
          </table:table-cell>
        </table:table-row>
        <table:table-row>
          <table:table-cell table:style-name="Table1.A2" office:value-type="string">
            <text:p text:style-name="P1">Post-conditions:</text:p>
          </table:table-cell>
          <table:table-cell table:style-name="Table1.B2" office:value-type="string">
            <text:p text:style-name="P1">-<text:span text:style-name="T2">loginInfo was associated with the current Game (association formed)</text:span></text:p>
            <text:p text:style-name="P1">-<text:span text:style-name="T2">game.gameIsAllowed field returns true(attribute modification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0:26:49.458034187</meta:creation-date>
    <dc:date>2019-10-14T00:38:16.637462850</dc:date>
    <meta:editing-duration>PT11M27S</meta:editing-duration>
    <meta:editing-cycles>1</meta:editing-cycles>
    <meta:document-statistic meta:table-count="1" meta:image-count="0" meta:object-count="0" meta:page-count="1" meta:paragraph-count="11" meta:word-count="47" meta:character-count="391" meta:non-whitespace-character-count="353"/>
    <meta:generator>LibreOffice/6.0.7.3$Linux_X86_64 LibreOffice_project/00m0$Build-3</meta:generator>
  </office:meta>
</office:document-meta>
</file>